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61c" officeooo:paragraph-rsid="000356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Dæmi 2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s" fo:country="I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s" fo:country="I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1T20:04:21.808000000</meta:creation-date>
    <dc:date>2024-08-31T20:04:45.472000000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24.8.0.3$Windows_X86_64 LibreOffice_project/0bdf1299c94fe897b119f97f3c613e9dca6be583</meta:generator>
  </office:meta>
</office:document-meta>
</file>